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  <style:font-face style:name="Wingdings" svg:font-family="Wingdings"/>
  </office:font-face-decls>
  <office:automatic-styles>
    <style:style style:name="Tabela1" style:family="table">
      <style:table-properties style:width="18.743cm" fo:margin-left="-0.191cm" table:align="left" style:writing-mode="lr-tb"/>
    </style:style>
    <style:style style:name="Tabela1.A" style:family="table-column">
      <style:table-column-properties style:column-width="12.626cm"/>
    </style:style>
    <style:style style:name="Tabela1.B" style:family="table-column">
      <style:table-column-properties style:column-width="6.11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8.743cm" fo:margin-left="-0.191cm" table:align="left" style:writing-mode="lr-tb"/>
    </style:style>
    <style:style style:name="Tabela2.A" style:family="table-column">
      <style:table-column-properties style:column-width="9.372cm"/>
    </style:style>
    <style:style style:name="Tabela2.B" style:family="table-column">
      <style:table-column-properties style:column-width="6.112cm"/>
    </style:style>
    <style:style style:name="Tabela2.C" style:family="table-column">
      <style:table-column-properties style:column-width="3.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80808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none" fo:border-right="none" fo:border-top="1.5pt solid #808080" fo:border-bottom="none" style:writing-mode="lr-tb"/>
    </style:style>
    <style:style style:name="P1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pt" fo:country="BR"/>
    </style:style>
    <style:style style:name="P2" style:family="paragraph" style:parent-style-name="Standard">
      <style:text-properties fo:language="pt" fo:country="BR" fo:font-weight="normal" style:font-weight-asian="normal" style:font-weight-complex="normal"/>
    </style:style>
    <style:style style:name="P3" style:family="paragraph" style:parent-style-name="Tabelas">
      <style:paragraph-properties style:writing-mode="lr-tb"/>
      <style:text-properties fo:language="pt" fo:country="BR" fo:font-style="italic" style:font-style-asian="italic" style:font-style-complex="italic"/>
    </style:style>
    <style:style style:name="P4" style:family="paragraph" style:parent-style-name="Tabelas">
      <style:paragraph-properties fo:text-align="justify" style:justify-single-word="false" style:writing-mode="lr-tb"/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Tabelas">
      <style:paragraph-properties fo:text-align="justify" style:justify-single-word="false" style:snap-to-layout-grid="false" style:writing-mode="lr-tb"/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7" style:family="paragraph" style:parent-style-name="Tabelas">
      <style:paragraph-properties fo:text-align="center" style:justify-single-word="false" style:writing-mode="lr-tb"/>
      <style:text-properties fo:language="pt" fo:country="BR" fo:font-weight="bold" style:font-weight-asian="bold" style:font-weight-complex="bold"/>
    </style:style>
    <style:style style:name="P8" style:family="paragraph" style:parent-style-name="Tabelas">
      <style:paragraph-properties style:writing-mode="lr-tb"/>
      <style:text-properties fo:language="pt" fo:country="BR" fo:font-weight="bold" style:font-weight-asian="bold" style:font-weight-complex="bold"/>
    </style:style>
    <style:style style:name="P9" style:family="paragraph" style:parent-style-name="Tabelas">
      <style:paragraph-properties fo:text-align="justify" style:justify-single-word="false" style:writing-mode="lr-tb"/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abelas">
      <style:paragraph-properties fo:margin-left="0cm" fo:margin-right="0cm" fo:text-indent="0.741cm" style:auto-text-indent="false" style:writing-mode="lr-tb"/>
      <style:text-properties fo:language="pt" fo:country="BR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Tabelas">
      <style:paragraph-properties style:writing-mode="lr-tb"/>
    </style:style>
    <style:style style:name="P13" style:family="paragraph" style:parent-style-name="Heading_20_1" style:master-page-name="Standard">
      <style:paragraph-properties style:page-number="auto" style:writing-mode="lr-tb"/>
      <style:text-properties fo:language="pt" fo:country="BR"/>
    </style:style>
    <style:style style:name="P14" style:family="paragraph" style:parent-style-name="Heading_20_2">
      <style:paragraph-properties fo:break-before="page" style:writing-mode="lr-tb"/>
      <style:text-properties fo:language="pt" fo:country="BR"/>
    </style:style>
    <style:style style:name="P15" style:family="paragraph" style:parent-style-name="Heading_20_3">
      <style:paragraph-properties style:writing-mode="lr-tb"/>
      <style:text-properties fo:language="pt" fo:country="BR"/>
    </style:style>
    <style:style style:name="P16" style:family="paragraph" style:parent-style-name="Standard">
      <style:text-properties fo:language="pt" fo:country="BR" fo:font-style="italic" officeooo:paragraph-rsid="002048bd" style:font-style-asian="italic" style:font-style-complex="italic"/>
    </style:style>
    <style:style style:name="P17" style:family="paragraph" style:parent-style-name="Standard">
      <style:text-properties officeooo:paragraph-rsid="002048bd"/>
    </style:style>
    <style:style style:name="P18" style:family="paragraph" style:parent-style-name="Tabelas" style:list-style-name="WW8Num1">
      <style:paragraph-properties fo:margin-left="0cm" fo:margin-right="0cm" fo:text-indent="0cm" style:auto-text-indent="false" style:writing-mode="lr-tb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db2e3" style:font-weight-asian="normal" style:font-weight-complex="normal"/>
    </style:style>
    <style:style style:name="T5" style:family="text">
      <style:text-properties fo:language="pt" fo:country="BR"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História do personagem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<text:span text:style-name="T2">NOME DO PERSONAGEM:</text:span><text:span text:style-name="T1"> </text:span></text:p>
          </table:table-cell>
          <table:table-cell table:style-name="Tabela1.A1" office:value-type="string">
            <text:p text:style-name="P8">RAÇA: </text:p>
          </table:table-cell>
        </table:table-row>
      </table:table>
      <text:p text:style-name="P2">Insira aqui a história de seu personagem.</text:p>
      <text:h text:style-name="P14" text:outline-level="2">Treino de Ação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list xml:id="list1982758733" text:style-name="WW8Num1">
              <text:list-header>
                <text:p text:style-name="P18"><text:span text:style-name="T2">NOME DA AÇÃO:</text:span><text:span text:style-name="T1"> </text:span><text:span text:style-name="T5">Qual o nome da ação?</text:span></text:p>
              </text:list-header>
            </text:list>
          </table:table-cell>
          <table:covered-table-cell/>
          <table:covered-table-cell/>
        </table:table-row>
        <table:table-row table:style-name="Tabela2.1">
          <table:table-cell table:style-name="Tabela2.A1" table:number-columns-spanned="2" office:value-type="string">
            <text:p text:style-name="P12"><text:span text:style-name="T2">TESTE: </text:span><text:span text:style-name="T3">Atributo + </text:span><text:span text:style-name="T4">Perícia</text:span></text:p>
          </table:table-cell>
          <table:covered-table-cell/>
          <table:table-cell table:style-name="Tabela2.A1" office:value-type="string">
            <text:p text:style-name="P8">ND: </text:p>
          </table:table-cell>
        </table:table-row>
        <table:table-row table:style-name="Tabela2.1">
          <table:table-cell table:style-name="Tabela2.A1" office:value-type="string">
            <text:p text:style-name="P7">REQUISITOS DA AÇÃO</text:p>
            <text:p text:style-name="P3">Insira aqui o que é preciso para realizar a ação</text:p>
          </table:table-cell>
          <table:table-cell table:style-name="Tabela2.A1" table:number-columns-spanned="2" office:value-type="string">
            <text:p text:style-name="P7">EFEITO DA AÇÃO</text:p>
            <text:p text:style-name="P4">Insira aqui os efeitos causados pela ação resumidamente, como por exemplo, causar 40 de dano no alvo.</text:p>
          </table:table-cell>
          <table:covered-table-cell/>
        </table:table-row>
        <table:table-row table:style-name="Tabela2.1">
          <table:table-cell table:style-name="Tabela2.A4" table:number-columns-spanned="3" office:value-type="string">
            <text:p text:style-name="P9">DESCRIÇÃO DA AÇÃO</text:p>
            <text:p text:style-name="P4">Informe os movimentos e ações que o personagem precisa fazer para realizar a ação.</text:p>
          </table:table-cell>
          <table:covered-table-cell/>
          <table:covered-table-cell/>
        </table:table-row>
        <table:table-row table:style-name="Tabela2.1">
          <table:table-cell table:style-name="Tabela2.A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2.1">
          <table:table-cell table:style-name="Tabela2.A1" table:number-columns-spanned="3" office:value-type="string">
            <text:list xml:id="list151052711542989" text:continue-numbering="true" text:style-name="WW8Num1">
              <text:list-header>
                <text:p text:style-name="P18"><text:span text:style-name="T2">NOME DA AÇÃO:</text:span><text:span text:style-name="T1"> </text:span><text:span text:style-name="T5">Qual o nome da ação?</text:span></text:p>
              </text:list-header>
            </text:list>
          </table:table-cell>
          <table:covered-table-cell/>
          <table:covered-table-cell/>
        </table:table-row>
        <table:table-row table:style-name="Tabela2.1">
          <table:table-cell table:style-name="Tabela2.A1" table:number-columns-spanned="2" office:value-type="string">
            <text:p text:style-name="P12"><text:span text:style-name="T2">TESTE: </text:span><text:span text:style-name="T3">Atributo + Pericia</text:span></text:p>
          </table:table-cell>
          <table:covered-table-cell/>
          <table:table-cell table:style-name="Tabela2.A1" office:value-type="string">
            <text:p text:style-name="P8">ND: </text:p>
          </table:table-cell>
        </table:table-row>
        <table:table-row table:style-name="Tabela2.1">
          <table:table-cell table:style-name="Tabela2.A1" office:value-type="string">
            <text:p text:style-name="P7">REQUISITOS DA AÇÃO</text:p>
            <text:p text:style-name="P3">Insira aqui o que é preciso para realizar a ação</text:p>
          </table:table-cell>
          <table:table-cell table:style-name="Tabela2.A1" table:number-columns-spanned="2" office:value-type="string">
            <text:p text:style-name="P7">EFEITO DA AÇÃO</text:p>
            <text:p text:style-name="P4">Insira aqui os efeitos causados pela ação resumidamente, como por exemplo, causar 40 de dano no alvo.</text:p>
          </table:table-cell>
          <table:covered-table-cell/>
        </table:table-row>
        <table:table-row table:style-name="Tabela2.1">
          <table:table-cell table:style-name="Tabela2.A4" table:number-columns-spanned="3" office:value-type="string">
            <text:p text:style-name="P9">DESCRIÇÃO DA AÇÃO</text:p>
            <text:p text:style-name="P4">Informe os movimentos e ações que o personagem precisa fazer para realizar a ação.</text:p>
          </table:table-cell>
          <table:covered-table-cell/>
          <table:covered-table-cell/>
        </table:table-row>
        <table:table-row table:style-name="Tabela2.1">
          <table:table-cell table:style-name="Tabela2.A5" table:number-columns-spanned="3" office:value-type="string">
            <text:p text:style-name="P5"/>
          </table:table-cell>
          <table:covered-table-cell/>
          <table:covered-table-cell/>
        </table:table-row>
      </table:table>
      <text:h text:style-name="P14" text:outline-level="2">Habilidades Exclusivas</text:h>
      <text:h text:style-name="P15" text:outline-level="3">Habilidades Não Evolutivas</text:h>
      <text:p text:style-name="P6">NOME DA HABILIDADE</text:p>
      <text:p text:style-name="P11"><text:span text:style-name="T2">ORIGEM:</text:span><text:span text:style-name="T3"> </text:span><text:span text:style-name="T1">Explicando de forma básica como o personagem conseguiu essas habilidades. Mais detalhes devem ser inseridos na história do personagem;</text:span></text:p>
      <text:p text:style-name="P11"><text:span text:style-name="T2">DESCRIÇÃO:</text:span><text:span text:style-name="T3"> Aqui você vai explicar o efeito da habilidade e seu teste;</text:span></text:p>
      <text:h text:style-name="P15" text:outline-level="3">Habilidades Evolutivas</text:h>
      <text:p text:style-name="P6">NOME DA HABILIDADE</text:p>
      <text:p text:style-name="P11"><text:span text:style-name="T2">ORIGEM:</text:span><text:span text:style-name="T3"> </text:span><text:span text:style-name="T1">Explicando de forma básica como o personagem conseguiu essas habilidades. Mais detalhes devem ser inseridos na história do personagem;</text:span></text:p>
      <text:p text:style-name="P12"><text:span text:style-name="T2">Nível 1</text:span><text:span text:style-name="T1"> - </text:span><text:span text:style-name="T5">Nome Genérico do Nível</text:span><text:span text:style-name="T1">;</text:span></text:p>
      <text:p text:style-name="P10">Descrição do nível 1 com teste e efeito da habilidade.</text:p>
      <text:p text:style-name="P12"><text:span text:style-name="T2">Nível 2 </text:span><text:span text:style-name="T1">- </text:span><text:span text:style-name="T5">Nome Genérico do Nível</text:span><text:span text:style-name="T1">;</text:span></text:p>
      <text:p text:style-name="P10">Descrição do nível 2 com teste e efeito da habilidade.</text:p>
      <text:p text:style-name="P12"><text:span text:style-name="T2">Nível 3</text:span><text:span text:style-name="T1"> - </text:span><text:span text:style-name="T5">Nome Genérico do Nível</text:span><text:span text:style-name="T1">;</text:span></text:p>
      <text:p text:style-name="P10">Descrição do nível 3 com teste e efeito da habilidade.</text:p>
      <text:p text:style-name="P12"><text:span text:style-name="T2">Nível 4 </text:span><text:span text:style-name="T1">- </text:span><text:span text:style-name="T5">Nome Genérico do Nível</text:span><text:span text:style-name="T1">;</text:span></text:p>
      <text:p text:style-name="P10">Descrição do nível 4 com teste e efeito da habilidade.</text:p>
      <text:p text:style-name="P12"><text:span text:style-name="T2">Nível 5</text:span><text:span text:style-name="T1"> - </text:span><text:span text:style-name="T5">Nome Genérico do Nível</text:span><text:span text:style-name="T1">;</text:span></text:p>
      <text:p text:style-name="P10">Descrição do nível 5 com teste e efeito da habilidade.</text:p>
      <text:h text:style-name="P14" text:outline-level="2">Conhecimentos</text:h>
      <text:p text:style-name="P17"><text:span text:style-name="T2">TITULO DO CONHECIMENTO</text:span></text:p>
      <text:p text:style-name="P16">Descrição do que o personagem sabe sobre esse conhecimen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text-align="justify" style:justify-single-word="false" fo:orphans="0" fo:widows="0" style:writing-mode="lr-tb"/>
      <style:text-properties style:use-window-font-color="true" loext:opacity="0%" style:font-name="Arial" fo:font-family="Arial" style:font-family-generic="swiss" fo:font-size="11pt" fo:language="en" fo:country="US" style:letter-kerning="true" style:font-name-asian="SimSun" style:font-family-asian="SimSun, 'Droid Sans Fallback'" style:font-size-asian="12pt" style:language-asian="zh" style:country-asian="CN" style:font-name-complex="Arial" style:font-family-complex="Arial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106cm" style:contextual-spacing="false" fo:line-height="100%" fo:text-align="center" style:justify-single-word="false" fo:keep-together="always" style:page-number="auto" fo:keep-with-next="always"/>
      <style:text-properties fo:text-transform="uppercase" fo:color="#c00000" loext:opacity="100%" style:font-name="Jura" fo:font-family="Jura" fo:font-size="20pt" fo:font-weight="bold" style:letter-kerning="true" style:font-size-asian="25pt" style:font-name-complex="Jura" style:font-family-complex="Jur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text-align="center" style:justify-single-word="false" fo:keep-together="always" fo:keep-with-next="always"/>
      <style:text-properties fo:text-transform="uppercase" fo:color="#205867" loext:opacity="100%" style:font-name="Jura" fo:font-family="Jura" fo:font-size="18pt" fo:font-weight="bold" style:font-size-asian="20pt" style:font-name-complex="Jura" style:font-family-complex="Jur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text-align="start" style:justify-single-word="false" fo:keep-together="always" fo:padding-left="0.141cm" fo:padding-right="0.141cm" fo:padding-top="0.035cm" fo:padding-bottom="0.035cm" fo:border-left="none" fo:border-right="none" fo:border-top="none" fo:border-bottom="1.5pt solid #7e7e7e" fo:keep-with-next="always"/>
      <style:text-properties fo:text-transform="uppercase" fo:color="#454545" loext:opacity="100%" style:font-name="Jura" fo:font-family="Jura" fo:font-size="16pt" fo:font-weight="bold" style:font-size-asian="16pt" style:font-weight-asian="bold" style:font-name-complex="Jura" style:font-family-complex="Jur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5pt" fo:font-style="italic" fo:font-weight="bold" style:font-size-asian="15pt" style:font-style-asian="italic" style:font-weight-asian="bold" style:font-name-complex="Jura" style:font-family-complex="Jur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5pt" fo:font-style="italic" style:font-size-asian="15pt" style:font-style-asian="italic" style:font-name-complex="Jura" style:font-family-complex="Jur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weight="bold" style:font-size-asian="14pt" style:font-weight-asian="bold" style:font-name-complex="Jura" style:font-family-complex="Jur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Tabelas" style:family="paragraph" style:parent-style-name="Standard">
      <style:paragraph-properties fo:margin-top="0.212cm" fo:margin-bottom="0.212cm" style:contextual-spacing="false" fo:text-align="start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name-complex="Wingdings" style:font-family-complex="Wingdings"/>
    </style:style>
    <style:style style:name="WW8Num2z0" style:family="text">
      <style:text-properties style:font-name="Wingdings" fo:font-family="Wingdings" style:font-name-complex="Wingdings" style:font-family-complex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pt" fo:country="BR"/>
    </style:style>
    <style:page-layout style:name="Mpm1">
      <style:page-layout-properties fo:page-width="20.884cm" fo:page-height="29.598cm" style:num-format="1" style:print-orientation="portrait" fo:margin-top="1.249cm" fo:margin-bottom="1.27cm" fo:margin-left="1.27cm" fo:margin-right="1.27cm" fo:background-color="transparent" style:writing-mode="lr-tb" style:layout-grid-color="#c0c0c0" style:layout-grid-lines="53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102cm" fo:margin-left="0cm" fo:margin-right="0cm" fo:margin-bottom="0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童年如一朵朵雪白的浪花，拍打着海边的礁石，发出欢快的笑声；童年如一颗颗明亮的小星星，照亮了大地，照亮了人们；童年如一个个琴键灵活的跳动，奏着优美的琴声；童年如一盏盏油灯，用来照亮我们的心灵……。是啊，童年在我们的成长中是必不可少的一段经历。</dc:title>
    <meta:initial-creator>ycl</meta:initial-creator>
    <meta:creation-date>2010-05-08T22:11:00</meta:creation-date>
    <dc:date>2024-05-01T15:10:51.070666135</dc:date>
    <meta:editing-cycles>7</meta:editing-cycles>
    <meta:editing-duration>PT6M59S</meta:editing-duration>
    <meta:generator>LibreOffice/7.5.3.2$Linux_X86_64 LibreOffice_project/9f56dff12ba03b9acd7730a5a481eea045e468f3</meta:generator>
    <meta:document-statistic meta:table-count="2" meta:image-count="0" meta:object-count="0" meta:page-count="4" meta:paragraph-count="44" meta:word-count="308" meta:character-count="1778" meta:non-whitespace-character-count="1512"/>
    <meta:user-defined meta:name="KSOProductBuildVer">1046-11.1.0.8865</meta:user-defined>
  </office:meta>
</office:document-meta>
</file>